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242cm" draw:marker-end="Arrow" draw:marker-end-width="0.194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204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018cm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svg:stroke-width="0.018cm" svg:stroke-color="#000000" draw:marker-start-width="0.227cm" draw:marker-end-width="0.227cm" draw:fill="solid" draw:fill-color="#ef413d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39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039cm" fo:min-width="0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04cm" fo:min-width="0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4cm" fo:min-width="0cm" fo:padding-top="0.134cm" fo:padding-bottom="0.134cm" fo:padding-left="0.259cm" fo:padding-right="0.259cm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039cm" fo:min-width="0cm"/>
    </style:style>
    <style:style style:name="gr14" style:family="graphic" style:parent-style-name="standard">
      <style:graphic-properties draw:stroke="none" svg:stroke-color="#000000" draw:fill="none" draw:fill-color="#ffffff" fo:min-height="1.147cm"/>
    </style:style>
    <style:style style:name="gr15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-color="#ffffff" draw:textarea-horizontal-align="justify" draw:textarea-vertical-align="middle" draw:auto-grow-height="false" fo:min-height="0.039cm" fo:min-width="0cm" fo:padding-top="0.134cm" fo:padding-bottom="0.134cm" fo:padding-left="0.259cm" fo:padding-right="0.259cm"/>
    </style:style>
    <style:style style:name="gr16" style:family="graphic" style:parent-style-name="standard">
      <style:graphic-properties draw:stroke="solid" draw:stroke-dash="Ultrafine_20_Dashed" svg:stroke-width="0.018cm" svg:stroke-color="#000000" draw:marker-start-width="0.227cm" draw:marker-end-width="0.227cm" draw:fill-color="#cccccc" draw:textarea-horizontal-align="justify" draw:textarea-vertical-align="middle" draw:auto-grow-height="false" fo:min-height="0.039cm" fo:min-width="0cm" fo:padding-top="0.134cm" fo:padding-bottom="0.134cm" fo:padding-left="0.259cm" fo:padding-right="0.259cm"/>
    </style:style>
    <style:style style:name="gr17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2.695cm" fo:min-width="2.465cm" fo:padding-top="0.134cm" fo:padding-bottom="0.134cm" fo:padding-left="0.259cm" fo:padding-right="0.259cm"/>
    </style:style>
    <style:style style:name="gr18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="solid" draw:fill-color="#cccccc" draw:textarea-horizontal-align="justify" draw:textarea-vertical-align="middle" draw:auto-grow-height="false" fo:min-height="0.039cm" fo:min-width="0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f413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24cm" svg:y1="3.413cm" svg:x2="15.351cm" svg:y2="3.413cm">
          <text:p/>
        </draw:line>
        <draw:line draw:style-name="gr1" draw:text-style-name="P1" draw:layer="layout" svg:x1="13.954cm" svg:y1="3.413cm" svg:x2="14.716cm" svg:y2="3.413cm">
          <text:p/>
        </draw:line>
        <draw:line draw:style-name="gr2" draw:text-style-name="P1" draw:layer="layout" svg:x1="9.509cm" svg:y1="3.159cm" svg:x2="9.331cm" svg:y2="4.366cm">
          <text:p/>
        </draw:line>
        <draw:line draw:style-name="gr3" draw:text-style-name="P1" draw:layer="layout" svg:x1="10.906cm" svg:y1="7.731cm" svg:x2="9.255cm" svg:y2="10.713cm">
          <text:p/>
        </draw:line>
        <draw:line draw:style-name="gr4" draw:text-style-name="P1" draw:layer="layout" svg:x1="7.592cm" svg:y1="5.76cm" svg:x2="9.328cm" svg:y2="4.603cm">
          <text:p/>
        </draw:line>
        <draw:line draw:style-name="gr4" draw:text-style-name="P1" draw:layer="layout" svg:x1="11.063cm" svg:y1="5.953cm" svg:x2="9.327cm" svg:y2="4.603cm">
          <text:p/>
        </draw:line>
        <draw:line draw:style-name="gr4" draw:text-style-name="P1" draw:layer="layout" svg:x1="7.592cm" svg:y1="5.76cm" svg:x2="11.063cm" svg:y2="5.953cm">
          <text:p/>
        </draw:line>
        <draw:path draw:style-name="gr5" draw:text-style-name="P2" draw:layer="layout" svg:width="2.506cm" svg:height="-0.001cm" draw:transform="rotate (-0.394793476801118) translate (9.52007634694374cm 3.06051306366754cm)" svg:viewBox="0 0 2507 0" svg:d="M0 0c836 0 1671 0 2507 0">
          <text:p/>
        </draw:path>
        <draw:line draw:style-name="gr6" draw:text-style-name="P1" draw:layer="layout" svg:x1="7.206cm" svg:y1="3.447cm" svg:x2="9.52cm" svg:y2="3.061cm">
          <text:p/>
        </draw:line>
        <draw:line draw:style-name="gr6" draw:text-style-name="P1" draw:layer="layout" svg:x1="9.327cm" svg:y1="4.603cm" svg:x2="7.206cm" svg:y2="3.446cm">
          <text:p/>
        </draw:line>
        <draw:path draw:style-name="gr5" draw:text-style-name="P2" draw:layer="layout" svg:width="2.572cm" svg:height="0cm" draw:transform="rotate (-2.91504891668093) translate (11.8344437290955cm 4.02541739794109cm)" svg:viewBox="0 0 2573 1" svg:d="M0 1c858-1 1715-1 2573-1">
          <text:p/>
        </draw:path>
        <draw:line draw:style-name="gr4" draw:text-style-name="P1" draw:layer="layout" svg:x1="7.592cm" svg:y1="5.76cm" svg:x2="7.206cm" svg:y2="3.446cm">
          <text:p/>
        </draw:line>
        <draw:line draw:style-name="gr4" draw:text-style-name="P1" draw:layer="layout" svg:x1="11.063cm" svg:y1="5.954cm" svg:x2="11.834cm" svg:y2="4.025cm">
          <text:p/>
        </draw:line>
        <draw:custom-shape draw:style-name="gr7" draw:text-style-name="P3" draw:layer="layout" svg:width="0.407cm" svg:height="0.407cm" svg:x="7.399cm" svg:y="5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9cm" svg:height="0.407cm" svg:x="10.87cm" svg:y="5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407cm" svg:height="0.407cm" svg:x="9.113cm" svg:y="4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749cm" svg:y1="1.325cm" svg:x2="7.206cm" svg:y2="3.446cm">
          <text:p/>
        </draw:line>
        <draw:line draw:style-name="gr4" draw:text-style-name="P1" draw:layer="layout" svg:x1="11.063cm" svg:y1="1.518cm" svg:x2="11.834cm" svg:y2="4.025cm">
          <text:p/>
        </draw:line>
        <draw:line draw:style-name="gr4" draw:text-style-name="P1" draw:layer="layout" svg:x1="8.749cm" svg:y1="1.325cm" svg:x2="11.063cm" svg:y2="1.518cm">
          <text:p/>
        </draw:line>
        <draw:line draw:style-name="gr4" draw:text-style-name="P1" draw:layer="layout" svg:x1="9.52cm" svg:y1="3.061cm" svg:x2="8.749cm" svg:y2="1.325cm">
          <text:p/>
        </draw:line>
        <draw:line draw:style-name="gr4" draw:text-style-name="P1" draw:layer="layout" svg:x1="11.063cm" svg:y1="1.518cm" svg:x2="9.52cm" svg:y2="3.061cm">
          <text:p/>
        </draw:line>
        <draw:custom-shape draw:style-name="gr7" draw:text-style-name="P3" draw:layer="layout" svg:width="0.409cm" svg:height="0.407cm" svg:x="8.533cm" svg:y="1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407cm" svg:height="0.408cm" svg:x="9.327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9cm" svg:height="0.407cm" svg:x="10.87cm" svg:y="1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408cm" svg:height="0.408cm" svg:x="7.013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7cm" svg:height="0.409cm" svg:x="11.641cm" svg:y="3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9.68cm" svg:y1="6.08cm" svg:x2="9.68cm" svg:y2="7.35cm">
          <text:p/>
        </draw:line>
        <draw:frame draw:style-name="gr12" draw:text-style-name="P6" draw:layer="layout" svg:width="0.547cm" svg:height="0.53cm" svg:x="10.061cm" svg:y="2.71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6" draw:layer="layout" svg:width="0.501cm" svg:height="0.53cm" svg:x="9.179cm" svg:y="4.74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6" draw:layer="layout" svg:width="0.56cm" svg:height="0.53cm" svg:x="9.433cm" svg:y="3.5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1" draw:layer="layout" svg:x1="3.585cm" svg:y1="3.041cm" svg:x2="3.331cm" svg:y2="4.565cm">
          <text:p/>
        </draw:line>
        <draw:line draw:style-name="gr4" draw:text-style-name="P1" draw:layer="layout" svg:x1="1.624cm" svg:y1="5.764cm" svg:x2="3.36cm" svg:y2="4.607cm">
          <text:p/>
        </draw:line>
        <draw:line draw:style-name="gr4" draw:text-style-name="P1" draw:layer="layout" svg:x1="5.095cm" svg:y1="5.957cm" svg:x2="3.359cm" svg:y2="4.607cm">
          <text:p/>
        </draw:line>
        <draw:line draw:style-name="gr4" draw:text-style-name="P1" draw:layer="layout" svg:x1="1.624cm" svg:y1="5.764cm" svg:x2="5.095cm" svg:y2="5.957cm">
          <text:p/>
        </draw:line>
        <draw:path draw:style-name="gr5" draw:text-style-name="P2" draw:layer="layout" svg:width="2.506cm" svg:height="-0.001cm" draw:transform="rotate (-0.394793476801118) translate (3.55207634694374cm 3.06451306366754cm)" svg:viewBox="0 0 2507 0" svg:d="M0 0c836 0 1671 0 2507 0">
          <text:p/>
        </draw:path>
        <draw:line draw:style-name="gr6" draw:text-style-name="P1" draw:layer="layout" svg:x1="1.238cm" svg:y1="3.451cm" svg:x2="3.552cm" svg:y2="3.065cm">
          <text:p/>
        </draw:line>
        <draw:line draw:style-name="gr6" draw:text-style-name="P1" draw:layer="layout" svg:x1="3.359cm" svg:y1="4.607cm" svg:x2="1.238cm" svg:y2="3.45cm">
          <text:p/>
        </draw:line>
        <draw:path draw:style-name="gr5" draw:text-style-name="P2" draw:layer="layout" svg:width="2.572cm" svg:height="0cm" draw:transform="rotate (-2.91504891668093) translate (5.8664437290955cm 4.02941739794109cm)" svg:viewBox="0 0 2573 1" svg:d="M0 1c858-1 1715-1 2573-1">
          <text:p/>
        </draw:path>
        <draw:line draw:style-name="gr4" draw:text-style-name="P1" draw:layer="layout" svg:x1="1.624cm" svg:y1="5.764cm" svg:x2="1.238cm" svg:y2="3.45cm">
          <text:p/>
        </draw:line>
        <draw:line draw:style-name="gr4" draw:text-style-name="P1" draw:layer="layout" svg:x1="5.095cm" svg:y1="5.958cm" svg:x2="5.866cm" svg:y2="4.029cm">
          <text:p/>
        </draw:line>
        <draw:custom-shape draw:style-name="gr7" draw:text-style-name="P3" draw:layer="layout" svg:width="0.407cm" svg:height="0.407cm" svg:x="1.43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409cm" svg:height="0.407cm" svg:x="4.902cm" svg:y="5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407cm" svg:height="0.407cm" svg:x="3.145cm" svg:y="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781cm" svg:y1="1.329cm" svg:x2="1.238cm" svg:y2="3.45cm">
          <text:p/>
        </draw:line>
        <draw:line draw:style-name="gr4" draw:text-style-name="P1" draw:layer="layout" svg:x1="5.095cm" svg:y1="1.522cm" svg:x2="5.866cm" svg:y2="4.029cm">
          <text:p/>
        </draw:line>
        <draw:line draw:style-name="gr4" draw:text-style-name="P1" draw:layer="layout" svg:x1="2.781cm" svg:y1="1.329cm" svg:x2="5.095cm" svg:y2="1.522cm">
          <text:p/>
        </draw:line>
        <draw:line draw:style-name="gr4" draw:text-style-name="P1" draw:layer="layout" svg:x1="3.552cm" svg:y1="3.065cm" svg:x2="2.781cm" svg:y2="1.329cm">
          <text:p/>
        </draw:line>
        <draw:line draw:style-name="gr4" draw:text-style-name="P1" draw:layer="layout" svg:x1="5.095cm" svg:y1="1.522cm" svg:x2="3.552cm" svg:y2="3.065cm">
          <text:p/>
        </draw:line>
        <draw:custom-shape draw:style-name="gr7" draw:text-style-name="P3" draw:layer="layout" svg:width="0.409cm" svg:height="0.407cm" svg:x="2.565cm" svg:y="1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407cm" svg:height="0.408cm" svg:x="3.359cm" svg:y="2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9cm" svg:height="0.407cm" svg:x="4.902cm" svg:y="1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408cm" svg:height="0.408cm" svg:x="1.045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623cm" svg:y1="11.917cm" svg:x2="5.094cm" svg:y2="12.11cm">
          <text:p/>
        </draw:line>
        <draw:line draw:style-name="gr4" draw:text-style-name="P1" draw:layer="layout" svg:x1="1.624cm" svg:y1="11.917cm" svg:x2="1.238cm" svg:y2="9.603cm">
          <text:p/>
        </draw:line>
        <draw:line draw:style-name="gr4" draw:text-style-name="P1" draw:layer="layout" svg:x1="5.095cm" svg:y1="12.111cm" svg:x2="5.866cm" svg:y2="10.182cm">
          <text:p/>
        </draw:line>
        <draw:line draw:style-name="gr4" draw:text-style-name="P1" draw:layer="layout" svg:x1="2.781cm" svg:y1="7.482cm" svg:x2="1.238cm" svg:y2="9.603cm">
          <text:p/>
        </draw:line>
        <draw:line draw:style-name="gr4" draw:text-style-name="P1" draw:layer="layout" svg:x1="5.095cm" svg:y1="7.675cm" svg:x2="5.866cm" svg:y2="10.182cm">
          <text:p/>
        </draw:line>
        <draw:line draw:style-name="gr4" draw:text-style-name="P1" draw:layer="layout" svg:x1="2.78cm" svg:y1="7.482cm" svg:x2="5.094cm" svg:y2="7.675cm">
          <text:p/>
        </draw:line>
        <draw:custom-shape draw:style-name="gr7" draw:text-style-name="P3" draw:layer="layout" svg:width="0.407cm" svg:height="0.409cm" svg:x="5.673cm" svg:y="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5cm" svg:y1="9.89cm" svg:x2="2.738cm" svg:y2="7.477cm">
          <text:p/>
        </draw:line>
        <draw:line draw:style-name="gr4" draw:text-style-name="P1" draw:layer="layout" svg:x1="5.151cm" svg:y1="7.731cm" svg:x2="3.5cm" svg:y2="9.89cm">
          <text:p/>
        </draw:line>
        <draw:line draw:style-name="gr4" draw:text-style-name="P1" draw:layer="layout" svg:x1="5.786cm" svg:y1="10.144cm" svg:x2="3.5cm" svg:y2="9.89cm">
          <text:p/>
        </draw:line>
        <draw:line draw:style-name="gr4" draw:text-style-name="P1" draw:layer="layout" svg:x1="1.214cm" svg:y1="9.636cm" svg:x2="3.5cm" svg:y2="9.89cm">
          <text:p/>
        </draw:line>
        <draw:line draw:style-name="gr4" draw:text-style-name="P1" draw:layer="layout" svg:x1="1.595cm" svg:y1="11.922cm" svg:x2="3.5cm" svg:y2="9.89cm">
          <text:p/>
        </draw:line>
        <draw:line draw:style-name="gr4" draw:text-style-name="P1" draw:layer="layout" svg:x1="5.151cm" svg:y1="12.049cm" svg:x2="3.5cm" svg:y2="9.89cm">
          <text:p/>
        </draw:line>
        <draw:custom-shape draw:style-name="gr7" draw:text-style-name="P3" draw:layer="layout" svg:width="0.407cm" svg:height="0.407cm" svg:x="1.43cm" svg:y="11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8cm" svg:height="0.407cm" svg:x="4.902cm" svg:y="11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8cm" svg:height="0.407cm" svg:x="2.565cm" svg:y="7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8cm" svg:height="0.407cm" svg:x="4.902cm" svg:y="7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8cm" svg:height="0.409cm" svg:x="1.045cm" svg:y="9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407cm" svg:height="0.408cm" svg:x="5.673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407cm" svg:height="0.408cm" svg:x="3.246cm" svg:y="9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9cm" svg:height="0.407cm" svg:x="4.903cm" svg:y="5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547cm" svg:height="0.53cm" svg:x="3.882cm" svg:y="2.75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6" draw:layer="layout" svg:width="0.56cm" svg:height="0.53cm" svg:x="3.585cm" svg:y="3.54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6" draw:layer="layout" svg:width="0.501cm" svg:height="0.53cm" svg:x="3.209cm" svg:y="4.71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6" draw:layer="layout" svg:width="0.424cm" svg:height="0.47cm" svg:x="3.246cm" svg:y="10.18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11" draw:text-style-name="P1" draw:layer="layout" svg:x1="3.585cm" svg:y1="6.089cm" svg:x2="3.585cm" svg:y2="7.359cm">
          <text:p/>
        </draw:line>
        <draw:line draw:style-name="gr11" draw:text-style-name="P1" draw:layer="layout" svg:x1="15.047cm" svg:y1="6.08cm" svg:x2="15.047cm" svg:y2="7.35cm">
          <text:p/>
        </draw:line>
        <draw:frame draw:style-name="gr14" draw:text-style-name="P7" draw:layer="layout" svg:width="3.175cm" svg:height="1.397cm" svg:x="2.778cm" svg:y="12.684cm">
          <draw:text-box>
            <text:p><text:span text:style-name="T1">(a)</text:span></text:p>
          </draw:text-box>
        </draw:frame>
        <draw:frame draw:style-name="gr14" draw:text-style-name="P7" draw:layer="layout" svg:width="3.175cm" svg:height="1.397cm" svg:x="9.001cm" svg:y="12.684cm">
          <draw:text-box>
            <text:p><text:span text:style-name="T1">(b)</text:span></text:p>
          </draw:text-box>
        </draw:frame>
        <draw:frame draw:style-name="gr14" draw:text-style-name="P7" draw:layer="layout" svg:width="3.175cm" svg:height="1.397cm" svg:x="14.285cm" svg:y="12.684cm">
          <draw:text-box>
            <text:p><text:span text:style-name="T1">(c)</text:span></text:p>
          </draw:text-box>
        </draw:frame>
        <draw:line draw:style-name="gr3" draw:text-style-name="P1" draw:layer="layout" svg:x1="8.747cm" svg:y1="7.477cm" svg:x2="9.255cm" svg:y2="10.713cm">
          <text:p/>
        </draw:line>
        <draw:line draw:style-name="gr4" draw:text-style-name="P1" draw:layer="layout" svg:x1="7.548cm" svg:y1="11.851cm" svg:x2="9.284cm" svg:y2="10.694cm">
          <text:p/>
        </draw:line>
        <draw:line draw:style-name="gr4" draw:text-style-name="P1" draw:layer="layout" svg:x1="11.019cm" svg:y1="12.044cm" svg:x2="9.283cm" svg:y2="10.694cm">
          <text:p/>
        </draw:line>
        <draw:line draw:style-name="gr4" draw:text-style-name="P1" draw:layer="layout" svg:x1="7.548cm" svg:y1="11.851cm" svg:x2="11.019cm" svg:y2="12.044cm">
          <text:p/>
        </draw:line>
        <draw:line draw:style-name="gr6" draw:text-style-name="P1" draw:layer="layout" svg:x1="9.283cm" svg:y1="10.694cm" svg:x2="7.162cm" svg:y2="9.537cm">
          <text:p/>
        </draw:line>
        <draw:path draw:style-name="gr5" draw:text-style-name="P2" draw:layer="layout" svg:width="2.572cm" svg:height="0cm" draw:transform="rotate (-2.91504891668093) translate (11.7904437290955cm 10.1164173979411cm)" svg:viewBox="0 0 2573 1" svg:d="M0 1c858-1 1715-1 2573-1">
          <text:p/>
        </draw:path>
        <draw:line draw:style-name="gr4" draw:text-style-name="P1" draw:layer="layout" svg:x1="7.548cm" svg:y1="11.851cm" svg:x2="7.162cm" svg:y2="9.537cm">
          <text:p/>
        </draw:line>
        <draw:line draw:style-name="gr4" draw:text-style-name="P1" draw:layer="layout" svg:x1="11.019cm" svg:y1="12.045cm" svg:x2="11.79cm" svg:y2="10.116cm">
          <text:p/>
        </draw:line>
        <draw:custom-shape draw:style-name="gr7" draw:text-style-name="P3" draw:layer="layout" svg:width="0.407cm" svg:height="0.407cm" svg:x="7.355cm" svg:y="11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9cm" svg:height="0.407cm" svg:x="10.826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407cm" svg:height="0.407cm" svg:x="9.069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705cm" svg:y1="7.416cm" svg:x2="7.162cm" svg:y2="9.537cm">
          <text:p/>
        </draw:line>
        <draw:line draw:style-name="gr4" draw:text-style-name="P1" draw:layer="layout" svg:x1="11.019cm" svg:y1="7.609cm" svg:x2="11.79cm" svg:y2="10.116cm">
          <text:p/>
        </draw:line>
        <draw:line draw:style-name="gr4" draw:text-style-name="P1" draw:layer="layout" svg:x1="8.705cm" svg:y1="7.416cm" svg:x2="11.019cm" svg:y2="7.609cm">
          <text:p/>
        </draw:line>
        <draw:custom-shape draw:style-name="gr7" draw:text-style-name="P3" draw:layer="layout" svg:width="0.409cm" svg:height="0.407cm" svg:x="8.489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9cm" svg:height="0.407cm" svg:x="10.826cm" svg:y="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408cm" svg:height="0.408cm" svg:x="6.969cm" svg:y="9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7cm" svg:height="0.409cm" svg:x="11.597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501cm" svg:height="0.53cm" svg:x="9.135cm" svg:y="10.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1" draw:text-style-name="P1" draw:layer="layout" svg:x1="3.388cm" svg:y1="4.175cm" svg:x2="3.435cm" svg:y2="3.921cm">
          <text:p/>
        </draw:line>
        <draw:line draw:style-name="gr1" draw:text-style-name="P1" draw:layer="layout" svg:x1="3.536cm" svg:y1="3.387cm" svg:x2="3.489cm" svg:y2="3.667cm">
          <text:p/>
        </draw:line>
        <draw:line draw:style-name="gr4" draw:text-style-name="P1" draw:layer="layout" svg:x1="16.825cm" svg:y1="7.832cm" svg:x2="15.047cm" svg:y2="9.89cm">
          <text:p/>
        </draw:line>
        <draw:line draw:style-name="gr4" draw:text-style-name="P1" draw:layer="layout" svg:x1="15.047cm" svg:y1="9.89cm" svg:x2="13.015cm" svg:y2="7.832cm">
          <text:p/>
        </draw:line>
        <draw:line draw:style-name="gr4" draw:text-style-name="P1" draw:layer="layout" svg:x1="13.015cm" svg:y1="12.023cm" svg:x2="15.047cm" svg:y2="9.89cm">
          <text:p/>
        </draw:line>
        <draw:line draw:style-name="gr4" draw:text-style-name="P1" draw:layer="layout" svg:x1="16.825cm" svg:y1="12.023cm" svg:x2="15.047cm" svg:y2="9.89cm">
          <text:p/>
        </draw:line>
        <draw:custom-shape draw:style-name="gr7" draw:text-style-name="P3" draw:layer="layout" svg:width="0.409cm" svg:height="0.407cm" svg:x="12.811cm" svg:y="7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09cm" svg:height="0.407cm" svg:x="13.7cm" svg:y="9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9cm" svg:height="0.407cm" svg:x="16.621cm" svg:y="11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9cm" svg:height="0.407cm" svg:x="12.811cm" svg:y="11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9cm" svg:height="0.407cm" svg:x="16.621cm" svg:y="7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09cm" svg:height="0.407cm" svg:x="15.986cm" svg:y="9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409cm" svg:height="0.407cm" svg:x="14.829cm" svg:y="9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547cm" svg:height="0.53cm" svg:x="16.515cm" svg:y="9.461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" draw:text-style-name="P6" draw:layer="layout" svg:width="0.501cm" svg:height="0.53cm" svg:x="13.015cm" svg:y="9.48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2" draw:text-style-name="P6" draw:layer="layout" svg:width="0.424cm" svg:height="0.47cm" svg:x="14.822cm" svg:y="10.11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custom-shape draw:style-name="gr17" draw:text-style-name="P8" draw:layer="layout" svg:width="4.191cm" svg:height="4.163cm" svg:x="12.952cm" svg:y="1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825cm" svg:y1="1.381cm" svg:x2="16.19cm" svg:y2="3.413cm">
          <text:p/>
        </draw:line>
        <draw:line draw:style-name="gr4" draw:text-style-name="P1" draw:layer="layout" svg:x1="13.904cm" svg:y1="3.413cm" svg:x2="13.015cm" svg:y2="1.381cm">
          <text:p/>
        </draw:line>
        <draw:line draw:style-name="gr4" draw:text-style-name="P1" draw:layer="layout" svg:x1="13.015cm" svg:y1="5.572cm" svg:x2="13.904cm" svg:y2="3.413cm">
          <text:p/>
        </draw:line>
        <draw:line draw:style-name="gr4" draw:text-style-name="P1" draw:layer="layout" svg:x1="16.825cm" svg:y1="5.572cm" svg:x2="16.19cm" svg:y2="3.413cm">
          <text:p/>
        </draw:line>
        <draw:custom-shape draw:style-name="gr7" draw:text-style-name="P3" draw:layer="layout" svg:width="0.409cm" svg:height="0.407cm" svg:x="12.811cm" svg:y="1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9cm" svg:height="0.407cm" svg:x="13.7cm" svg:y="3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9cm" svg:height="0.407cm" svg:x="16.621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9cm" svg:height="0.407cm" svg:x="12.811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9cm" svg:height="0.407cm" svg:x="16.621cm" svg:y="1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09cm" svg:height="0.407cm" svg:x="15.986cm" svg:y="3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409cm" svg:height="0.407cm" svg:x="14.829cm" svg:y="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547cm" svg:height="0.53cm" svg:x="16.515cm" svg:y="3.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6" draw:layer="layout" svg:width="0.501cm" svg:height="0.53cm" svg:x="13.015cm" svg:y="3.03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6" draw:layer="layout" svg:width="0.352cm" svg:height="0.47cm" svg:x="13.523cm" svg:y="1.25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6" draw:layer="layout" svg:width="0.424cm" svg:height="0.47cm" svg:x="14.822cm" svg:y="3.66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22T11:58:45.611000000</dc:date>
    <meta:editing-duration>PT36M52S</meta:editing-duration>
    <meta:editing-cycles>11</meta:editing-cycles>
    <meta:generator>LibreOffice/6.0.0.3$Windows_X86_64 LibreOffice_project/64a0f66915f38c6217de274f0aa8e15618924765</meta:generator>
    <meta:document-statistic meta:object-count="133"/>
  </office:meta>
</office:document-meta>
</file>

<file path=Object 1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10/content.xml><?xml version="1.0" encoding="utf-8"?>
<math xmlns="http://www.w3.org/1998/Math/MathML" display="block">
  <semantics>
    <mi>t</mi>
    <annotation encoding="StarMath 5.0">t</annotation>
  </semantics>
</math>
</file>

<file path=Object 11/content.xml><?xml version="1.0" encoding="utf-8"?>
<math xmlns="http://www.w3.org/1998/Math/MathML" display="block">
  <semantics>
    <mi>v</mi>
    <annotation encoding="StarMath 5.0">v</annotation>
  </semantics>
</math>
</file>

<file path=Object 15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2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3/content.xml><?xml version="1.0" encoding="utf-8"?>
<math xmlns="http://www.w3.org/1998/Math/MathML" display="block">
  <semantics>
    <msub>
      <mi>e</mi>
      <mi mathvariant="italic">ij</mi>
    </msub>
    <annotation encoding="StarMath 5.0">e_{ ij }</annotation>
  </semantics>
</math>
</file>

<file path=Object 4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5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6/content.xml><?xml version="1.0" encoding="utf-8"?>
<math xmlns="http://www.w3.org/1998/Math/MathML" display="block">
  <semantics>
    <msub>
      <mi>e</mi>
      <mi mathvariant="italic">ij</mi>
    </msub>
    <annotation encoding="StarMath 5.0">e_{ ij }</annotation>
  </semantics>
</math>
</file>

<file path=Object 7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73/content.xml><?xml version="1.0" encoding="utf-8"?>
<math xmlns="http://www.w3.org/1998/Math/MathML" display="block">
  <semantics>
    <msub>
      <mi>v</mi>
      <mi>j</mi>
    </msub>
    <annotation encoding="StarMath 5.0">v_j</annotation>
  </semantics>
</math>
</file>

<file path=Object 74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76/content.xml><?xml version="1.0" encoding="utf-8"?>
<math xmlns="http://www.w3.org/1998/Math/MathML" display="block">
  <semantics>
    <mi>v</mi>
    <annotation encoding="StarMath 5.0">v</annotation>
  </semantics>
</math>
</file>

<file path=Object 8/content.xml><?xml version="1.0" encoding="utf-8"?>
<math xmlns="http://www.w3.org/1998/Math/MathML" display="block">
  <semantics>
    <mi>v</mi>
    <annotation encoding="StarMath 5.0">v</annotation>
  </semantics>
</math>
</file>

<file path=Object 9/content.xml><?xml version="1.0" encoding="utf-8"?>
<math xmlns="http://www.w3.org/1998/Math/MathML" display="block">
  <semantics>
    <msub>
      <mi>v</mi>
      <mi>i</mi>
    </msub>
    <annotation encoding="StarMath 5.0">v_i</annotation>
  </semantics>
</math>
</file>